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master-page-name="Standard">
      <style:paragraph-properties style:page-number="auto"/>
      <style:text-properties style:font-name="Verdana" fo:font-size="36pt" fo:font-weight="bold" style:font-size-asian="36pt" style:font-weight-asian="bold" style:font-size-complex="36pt" style:font-weight-complex="bold"/>
    </style:style>
    <style:style style:name="P2" style:family="paragraph" style:parent-style-name="Normal_20__28_Web_29_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Illustrator Short Course!</text:p>
      <text:p text:style-name="P2">At long last a place for you to learn the essential skills of the <text:line-break/>essential creative program necessary to catapult you to academic <text:line-break/>and professional success! Okay, maybe that’s a little bit of hype, <text:line-break/>but I do not think it’s an overstatement that you will feel much <text:line-break/>more comfortable and productive in your other classes after <text:line-break/>taking this Free, 2 and half week, Not-for-credit course. </text:p>
      <text:p text:style-name="Normal_20__28_Web_29_"><text:span text:style-name="T1">Please make sure to read through all the online lectures, <text:line-break/>try out all the assignments, and let me know if you have any <text:line-break/>questions. </text:span><text:span text:style-name="T2">I am here to help!</text:span></text:p>
      <text:p text:style-name="P2">Kind wishes for a great class! Let’s Rock! - Heidi Reischuc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7122e39-92ed229-498d286-15e43b4-d70da21</meta:generator>
    <dc:date>2012-11-06T12:51:19.36</dc:date>
    <meta:document-statistic meta:table-count="0" meta:image-count="0" meta:object-count="0" meta:page-count="1" meta:paragraph-count="4" meta:word-count="110" meta:character-count="632" meta:non-whitespace-character-count="518"/>
    <meta:user-defined meta:name="Info 1"/>
    <meta:user-defined meta:name="Info 2"/>
    <meta:user-defined meta:name="Info 3"/>
    <meta:user-defined meta:name="Info 4"/>
  </office:meta>
</office:document-meta>
</file>